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PropagatorAction.configure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ntry.Entr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PropagatorAction.act( Redirector redirector , SourceResolver resolver , Map objectModel , String src , Parameters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